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text-underline-style="solid" style:text-underline-width="auto" style:text-underline-color="font-color" officeooo:rsid="001679fa" officeooo:paragraph-rsid="00202ea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52d3d"/>
    </style:style>
    <style:style style:name="P4" style:family="paragraph" style:parent-style-name="Text_20_body">
      <style:paragraph-properties fo:text-align="justify" style:justify-single-word="false"/>
      <style:text-properties officeooo:paragraph-rsid="009417f3"/>
    </style:style>
    <style:style style:name="P5" style:family="paragraph" style:parent-style-name="Text_20_body">
      <style:text-properties officeooo:rsid="005e1903" officeooo:paragraph-rsid="009417f3"/>
    </style:style>
    <style:style style:name="P6" style:family="paragraph" style:parent-style-name="Text_20_body">
      <style:paragraph-properties fo:text-align="justify" style:justify-single-word="false"/>
      <style:text-properties officeooo:rsid="009417f3" officeooo:paragraph-rsid="009417f3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text-align="justify" style:justify-single-word="false"/>
      <style:text-properties officeooo:rsid="00933954" officeooo:paragraph-rsid="00933954"/>
    </style:style>
    <style:style style:name="P11" style:family="paragraph" style:parent-style-name="Heading_20_1">
      <style:paragraph-properties fo:text-align="justify" style:justify-single-word="false"/>
      <style:text-properties officeooo:rsid="009417f3" officeooo:paragraph-rsid="009417f3"/>
    </style:style>
    <style:style style:name="P12" style:family="paragraph" style:parent-style-name="Heading_20_1">
      <style:paragraph-properties fo:text-align="justify" style:justify-single-word="false" fo:break-before="page"/>
      <style:text-properties officeooo:rsid="00152d3d" officeooo:paragraph-rsid="00152d3d"/>
    </style:style>
    <style:style style:name="P13" style:family="paragraph" style:parent-style-name="Text_20_body" style:master-page-name="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border-line-width-left="0.026cm 0.097cm 0.053cm" style:border-line-width-top="0.026cm 0.097cm 0.053cm" fo:padding="0.049cm" fo:border-left="4.99pt double #c0392b" fo:border-right="none" fo:border-top="4.99pt double #c0392b" fo:border-bottom="none" style:shadow="none" style:writing-mode="page">
        <style:tab-stops>
          <style:tab-stop style:position="0.499cm"/>
        </style:tab-stops>
      </style:paragraph-properties>
      <style:text-properties fo:color="#800000" fo:font-size="32pt" officeooo:rsid="008f702b" officeooo:paragraph-rsid="008f702b" style:font-size-asian="32pt" style:font-size-complex="32pt"/>
    </style:style>
    <style:style style:name="P14" style:family="paragraph" style:parent-style-name="Text_20_body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fo:background-color="transparent" style:border-line-width-left="0.026cm 0.097cm 0.053cm" style:border-line-width-top="0.026cm 0.097cm 0.053cm" fo:padding="0.049cm" fo:border-left="4.99pt double #c0392b" fo:border-right="none" fo:border-top="4.99pt double #c0392b" fo:border-bottom="none" style:shadow="none" style:writing-mode="page">
        <style:tab-stops>
          <style:tab-stop style:position="0.499cm"/>
        </style:tab-stops>
      </style:paragraph-properties>
      <style:text-properties fo:color="#570000" officeooo:rsid="008f702b" officeooo:paragraph-rsid="008f702b" fo:background-color="transparent"/>
    </style:style>
    <style:style style:name="P15" style:family="paragraph" style:parent-style-name="Text_20_body">
      <loext:graphic-properties draw:fill="none" draw:fill-image-width="0cm" draw:fill-image-height="0cm"/>
      <style:paragraph-properties fo:margin-left="3cm" fo:margin-right="3cm" fo:margin-top="0cm" fo:margin-bottom="0.247cm" loext:contextual-spacing="false" fo:line-height="120%" fo:text-align="justify" style:justify-single-word="false" fo:text-indent="0cm" style:auto-text-indent="false" fo:background-color="transparent" style:border-line-width-left="0.026cm 0.097cm 0.053cm" style:border-line-width-top="0.026cm 0.097cm 0.053cm" fo:padding="0.049cm" fo:border-left="4.99pt double #c0392b" fo:border-right="none" fo:border-top="4.99pt double #c0392b" fo:border-bottom="none" style:shadow="none" style:writing-mode="page">
        <style:tab-stops>
          <style:tab-stop style:position="0.499cm"/>
        </style:tab-stops>
      </style:paragraph-properties>
      <style:text-properties fo:color="#570000" fo:font-size="16pt" officeooo:rsid="008f702b" officeooo:paragraph-rsid="008f702b" fo:background-color="transparent" style:font-size-asian="16pt" style:font-size-complex="16pt"/>
    </style:style>
    <style:style style:name="T1" style:family="text">
      <style:text-properties officeooo:rsid="009891cb"/>
    </style:style>
    <style:style style:name="T2" style:family="text">
      <style:text-properties officeooo:rsid="00933954"/>
    </style:style>
    <style:style style:name="T3" style:family="text">
      <style:text-properties officeooo:rsid="009430b5"/>
    </style:style>
    <style:style style:name="T4" style:family="text">
      <style:text-properties fo:color="#330000"/>
    </style:style>
    <style:style style:name="T5" style:family="text">
      <style:text-properties fo:color="#330000" officeooo:rsid="00933954"/>
    </style:style>
    <style:style style:name="T6" style:family="text">
      <style:text-properties fo:color="#330000" fo:font-weight="bold" style:font-weight-asian="bold" style:font-weight-complex="bold"/>
    </style:style>
    <style:style style:name="T7" style:family="text">
      <style:text-properties fo:color="#330000" fo:font-weight="bold" officeooo:rsid="00933954" style:font-weight-asian="bold" style:font-weight-complex="bold"/>
    </style:style>
    <style:style style:name="T8" style:family="text">
      <style:text-properties officeooo:rsid="0095696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33954" style:font-weight-asian="bold" style:font-weight-complex="bol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weight="bold" officeooo:rsid="00933954" fo:background-color="#fff200" loext:char-shading-value="0" style:font-weight-asian="bold" style:font-weight-complex="bold"/>
    </style:style>
    <style:style style:name="T13" style:family="text">
      <style:text-properties fo:font-weight="bold" officeooo:rsid="00933954" fo:background-color="#fff200" loext:char-shading-value="0" style:font-weight-asian="bold" style:font-weight-complex="bold"/>
    </style:style>
    <style:style style:name="T14" style:family="text">
      <style:text-properties fo:font-weight="bold" fo:background-color="#fff200" loext:char-shading-value="0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weight="bold" officeooo:rsid="00933954" fo:background-color="transparent" loext:char-shading-value="0" style:font-weight-asian="bold" style:font-weight-complex="bold"/>
    </style:style>
    <style:style style:name="T17" style:family="text">
      <style:text-properties fo:color="#570000" fo:font-weight="bold" fo:background-color="transparent" loext:char-shading-value="0" style:font-weight-asian="bold" style:font-weight-complex="bold"/>
    </style:style>
    <style:style style:name="T18" style:family="text">
      <style:text-properties fo:color="#570000" fo:font-weight="bold" officeooo:rsid="00933954" fo:background-color="transparent" loext:char-shading-value="0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tab/><text:span text:style-name="T17">Symfonia – </text:span><text:span text:style-name="T18">Cutscene</text:span></text:p>
      <text:p text:style-name="P14"><text:tab/>Das Nachschlagewerk <text:span text:style-name="T2">zur Erstellung von Cutscenes</text:span></text:p>
      <text:p text:style-name="P15"><text:tab/>by totalwarANGE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">Inhaltsverzeichnis</text:p>
          </text:index-title>
          <text:p text:style-name="P7"><text:a xlink:type="simple" xlink:href="#__RefHeading___Toc17_1048489542" text:style-name="Index_20_Link" text:visited-style-name="Index_20_Link">1 Vorwort<text:tab/>3</text:a></text:p>
          <text:p text:style-name="P7"><text:a xlink:type="simple" xlink:href="#__RefHeading___Toc19_1048489542" text:style-name="Index_20_Link" text:visited-style-name="Index_20_Link">2 Das Internal-Menü<text:tab/>3</text:a></text:p>
          <text:p text:style-name="P8"><text:a xlink:type="simple" xlink:href="#__RefHeading___Toc4878_1490059240" text:style-name="Index_20_Link" text:visited-style-name="Index_20_Link">2.1 Wie bekomme ich den Cutscene Editor?<text:tab/>3</text:a></text:p>
          <text:p text:style-name="P8"><text:a xlink:type="simple" xlink:href="#__RefHeading___Toc4880_1490059240" text:style-name="Index_20_Link" text:visited-style-name="Index_20_Link">2.2 Was muss beachtet werden?<text:tab/>3</text:a></text:p>
          <text:p text:style-name="P8"><text:a xlink:type="simple" xlink:href="#__RefHeading___Toc4882_1490059240" text:style-name="Index_20_Link" text:visited-style-name="Index_20_Link">2.3 Alternativen zum Cutscene Editor<text:tab/>3</text:a></text:p>
          <text:p text:style-name="P7"><text:a xlink:type="simple" xlink:href="#__RefHeading___Toc19_10484895421" text:style-name="Index_20_Link" text:visited-style-name="Index_20_Link">3 Der Cutscene Assistent<text:tab/>3</text:a></text:p>
          <text:p text:style-name="P7"><text:a xlink:type="simple" xlink:href="#__RefHeading___Toc19_104848954211" text:style-name="Index_20_Link" text:visited-style-name="Index_20_Link">4 Cutscenes einbinden<text:tab/>3</text:a></text:p>
          <text:p text:style-name="P8"><text:a xlink:type="simple" xlink:href="#__RefHeading___Toc4884_1490059240" text:style-name="Index_20_Link" text:visited-style-name="Index_20_Link">4.1 Cutscene konvertieren<text:tab/>3</text:a></text:p>
          <text:p text:style-name="P8"><text:a xlink:type="simple" xlink:href="#__RefHeading___Toc4888_1490059240" text:style-name="Index_20_Link" text:visited-style-name="Index_20_Link">4.2 Cutscene an Quest anbinden<text:tab/>4</text:a></text:p>
        </text:index-body>
      </text:table-of-content>
      <text:p text:style-name="P2"/>
      <text:h text:style-name="P12" text:outline-level="1"><text:bookmark-start text:name="__RefHeading___Toc17_1048489542"/>Vorwort<text:bookmark-end text:name="__RefHeading___Toc17_1048489542"/></text:h>
      <text:p text:style-name="P3">- <text:span text:style-name="T8">Viel Bla Bla</text:span></text:p>
      <text:h text:style-name="P10" text:outline-level="1"><text:bookmark-start text:name="__RefHeading___Toc19_1048489542"/>Das Internal-Menü<text:bookmark-end text:name="__RefHeading___Toc19_1048489542"/></text:h>
      <text:h text:style-name="Heading_20_2" text:outline-level="2"><text:bookmark-start text:name="__RefHeading___Toc4878_1490059240"/>Wie bekomme ich den Cutscene Editor?<text:bookmark-end text:name="__RefHeading___Toc4878_1490059240"/></text:h>
      <text:p text:style-name="P6">- LUA-Debugger erklären</text:p>
      <text:p text:style-name="P6">- <text:span text:style-name="T3">Internal kurz erklären</text:span></text:p>
      <text:p text:style-name="P6">- <text:span text:style-name="T3">Weg zum Cutscene Editor erklären</text:span></text:p>
      <text:h text:style-name="Heading_20_2" text:outline-level="2"><text:bookmark-start text:name="__RefHeading___Toc4880_1490059240"/>Was muss beachtet werden?<text:bookmark-end text:name="__RefHeading___Toc4880_1490059240"/></text:h>
      <text:p text:style-name="P6">- <text:span text:style-name="T3">Map als Ordner speichern</text:span></text:p>
      <text:p text:style-name="P6">- <text:span text:style-name="T3">Map als Ordner laden</text:span></text:p>
      <text:p text:style-name="P6">- <text:span text:style-name="T3">Nutzung BBA-Tool (Kleinschreibung, ect.)</text:span></text:p>
      <text:h text:style-name="Heading_20_2" text:outline-level="2"><text:bookmark-start text:name="__RefHeading___Toc4882_1490059240"/>Alternativen zum Cutscene Editor<text:bookmark-end text:name="__RefHeading___Toc4882_1490059240"/></text:h>
      <text:p text:style-name="Text_20_body">- <text:span text:style-name="T3">Die müssen erst geschaffen werden...</text:span></text:p>
      <text:h text:style-name="P10" text:outline-level="1"><text:bookmark-start text:name="__RefHeading___Toc19_10484895421"/>Der Cutscene Assistent<text:bookmark-end text:name="__RefHeading___Toc19_10484895421"/></text:h>
      <text:h text:style-name="Heading_20_2" text:outline-level="2">Die Oberfläche</text:h>
      <text:p text:style-name="P4">- <text:span text:style-name="T8">Erklärung der Fenster</text:span></text:p>
      <text:h text:style-name="Heading_20_2" text:outline-level="2">Die Kamera</text:h>
      <text:p text:style-name="Text_20_body">- <text:span text:style-name="T8">Erklärung Funktionsweise (Richtungsvektor)</text:span></text:p>
      <text:p text:style-name="P4">- <text:span text:style-name="T8">Erklärung Steuerung Kamera</text:span></text:p>
      <text:h text:style-name="Heading_20_2" text:outline-level="2">Events erzeugen</text:h>
      <text:p text:style-name="P4">- <text:span text:style-name="T8">Camera Event erzeugen</text:span></text:p>
      <text:p text:style-name="P4">- <text:span text:style-name="T8">Hinweise (häufig speichern, ect.)</text:span></text:p>
      <text:h text:style-name="P11" text:outline-level="1"><text:bookmark-start text:name="__RefHeading___Toc19_104848954211"/><text:soft-page-break/>Cutscenes einbinden<text:bookmark-end text:name="__RefHeading___Toc19_104848954211"/></text:h>
      <text:h text:style-name="Heading_20_2" text:outline-level="2"><text:bookmark-start text:name="__RefHeading___Toc4884_1490059240"/>Cutscene konvertieren<text:bookmark-end text:name="__RefHeading___Toc4884_1490059240"/></text:h>
      <text:p text:style-name="P6">- <text:span text:style-name="T8">Nutzungshinweise CutsceneMaker.jar</text:span></text:p>
      <text:p text:style-name="P6">- <text:span text:style-name="T8">Aufbau von cutscene.ini</text:span></text:p>
      <text:p text:style-name="P6">- Aufrufmöglichkeiten CutsceneMaker.jar</text:p>
      <text:p text:style-name="P6">- <text:span text:style-name="T8">Skript erklären, das CutsceneMaker ausspuckt</text:span></text:p>
      <text:h text:style-name="Heading_20_2" text:outline-level="2"><text:bookmark-start text:name="__RefHeading___Toc4888_1490059240"/>Cutscene an Quest anbinden<text:bookmark-end text:name="__RefHeading___Toc4888_1490059240"/></text:h>
      <text:p text:style-name="P6">- <text:span text:style-name="T8">Viel Bla Bla</text:span></text:p>
      <text:p text:style-name="P6">- <text:span text:style-name="T8">Cutscene wird wie Briefing behandelt</text:span></text:p>
      <text:p text:style-name="P6">- <text:span text:style-name="T8">Aufruf mit Briefing-Reward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3d563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nbenannt1" style:family="paragraph" style:parent-style-name="Preformatted_20_Text">
      <style:text-properties style:font-name="Courier New" fo:font-family="'Courier New'" style:font-style-name="Standard" style:font-family-generic="modern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>
      <loext:graphic-properties draw:fill="solid" draw:fill-color="#eeeeee" draw:fill-image-width="0cm" draw:fill-image-height="0cm"/>
      <style:paragraph-properties fo:margin-top="0cm" fo:margin-bottom="0.3cm" loext:contextual-spacing="false" fo:background-color="#eeeeee" fo:padding="0.101cm" fo:border-left="none" fo:border-right="none" fo:border-top="0.06pt fine-dashed #000000" fo:border-bottom="0.06pt fine-dashed #000000" style:shadow="none" style:writing-mode="page"/>
      <style:text-properties style:font-name="Courier New" fo:font-family="'Courier New'" style:font-style-name="Standard" style:font-family-generic="modern" style:font-pitch="fixed" fo:font-size="11pt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color="#57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color="#570000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color="#570000"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ntu_20_Mono" style:display-name="Ubuntu Mono" style:family="paragraph" style:parent-style-name="Text_20_body">
      <style:paragraph-properties fo:text-align="justify" style:justify-single-word="false"/>
      <style:text-properties style:font-name="Courier 10 Pitch" fo:font-family="'Courier 10 Pitch'" officeooo:rsid="0074ca2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page"/>
      <style:text-properties fo:color="#57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text-underline-style="solid" style:text-underline-width="auto" style:text-underline-color="font-color" officeooo:rsid="001679fa" officeooo:paragraph-rsid="00202ea4"/>
    </style:style>
    <style:style style:name="MT1" style:family="text">
      <style:text-properties officeooo:rsid="009891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ymfonia: <text:span text:style-name="MT1">Cutscene</text:span><text:tab/><text:tab/><text:page-number text:select-page="current">4</text:page-number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36:43.352431628</meta:creation-date>
    <dc:date>2019-03-11T19:05:36.404000000</dc:date>
    <meta:editing-duration>PT5H24M52S</meta:editing-duration>
    <meta:editing-cycles>89</meta:editing-cycles>
    <meta:generator>LibreOffice/5.4.5.1$Windows_X86_64 LibreOffice_project/79c9829dd5d8054ec39a82dc51cd9eff340dbee8</meta:generator>
    <meta:document-statistic meta:table-count="0" meta:image-count="0" meta:object-count="0" meta:page-count="4" meta:paragraph-count="46" meta:word-count="195" meta:character-count="1263" meta:non-whitespace-character-count="1109"/>
  </office:meta>
</office:document-meta>
</file>